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28b" officeooo:paragraph-rsid="0007628b"/>
    </style:style>
    <style:style style:name="P2" style:family="paragraph" style:parent-style-name="Standard" style:list-style-name="L1">
      <style:text-properties officeooo:paragraph-rsid="0007628b"/>
    </style:style>
    <style:style style:name="P3" style:family="paragraph" style:parent-style-name="Standard" style:list-style-name="L1">
      <style:text-properties officeooo:paragraph-rsid="00083c00"/>
    </style:style>
    <style:style style:name="P4" style:family="paragraph" style:parent-style-name="Standard" style:list-style-name="L1">
      <style:text-properties officeooo:paragraph-rsid="0009529a"/>
    </style:style>
    <style:style style:name="P5" style:family="paragraph" style:parent-style-name="Standard" style:list-style-name="L1">
      <style:text-properties officeooo:rsid="0007628b" officeooo:paragraph-rsid="0007628b"/>
    </style:style>
    <style:style style:name="P6" style:family="paragraph" style:parent-style-name="Standard" style:list-style-name="L1">
      <style:text-properties officeooo:rsid="0009529a" officeooo:paragraph-rsid="0009529a"/>
    </style:style>
    <style:style style:name="P7" style:family="paragraph" style:parent-style-name="Standard" style:list-style-name="L1">
      <style:text-properties officeooo:rsid="000af9de" officeooo:paragraph-rsid="000af9de"/>
    </style:style>
    <style:style style:name="P8" style:family="paragraph" style:parent-style-name="Standard">
      <style:text-properties officeooo:rsid="000af9de" officeooo:paragraph-rsid="000af9de"/>
    </style:style>
    <style:style style:name="T1" style:family="text">
      <style:text-properties officeooo:rsid="0009529a"/>
    </style:style>
    <style:style style:name="T2" style:family="text">
      <style:text-properties officeooo:rsid="0007628b"/>
    </style:style>
    <style:style style:name="T3" style:family="text">
      <style:text-properties officeooo:rsid="00083c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er un Puissance 4 : </text:p>
      <text:list xml:id="list530017963" text:style-name="L1">
        <text:list-item>
          <text:p text:style-name="P5">Il faut un tableau de 6 lignes et 7 colonnes.</text:p>
        </text:list-item>
        <text:list-item>
          <text:p text:style-name="P2"><text:span text:style-name="T2">Le tableau sera de type char, avec la valeur ‘.’ si il n’y a pas de jetons, ‘1’ si le joueur 1 en a placé, et ‘2’ si le joueur 2 place un jeton.</text:span></text:p>
        </text:list-item>
        <text:list-item>
          <text:p text:style-name="P3"><text:span text:style-name="T3">Les cas de victoire et de jetons superposés seront gérés par des while créés dans une autre méthode.</text:span></text:p>
        </text:list-item>
        <text:list-item>
          <text:p text:style-name="P6">Chaque while gère un cas de victoire, le cas horizontal, verticale et les deux cas diagonaux.</text:p>
        </text:list-item>
        <text:list-item>
          <text:p text:style-name="P6">Méthode principale : </text:p>
          <text:list>
            <text:list-item>
              <text:p text:style-name="P6">Entrée du pseudo des joueurs</text:p>
            </text:list-item>
            <text:list-item>
              <text:p text:style-name="P6">Initialisation des données</text:p>
            </text:list-item>
            <text:list-item>
              <text:p text:style-name="P6">Créer un plateau vide et le remplir de points</text:p>
            </text:list-item>
            <text:list-item>
              <text:p text:style-name="P6">Tant qu’aucun des joueurs n’a gagné et que ça ne fait pas 42 tours : </text:p>
              <text:list>
                <text:list-item>
                  <text:p text:style-name="P6">Demander la colonne ou le joueur veut placer son jeton</text:p>
                </text:list-item>
                <text:list-item>
                  <text:p text:style-name="P4"><text:span text:style-name="T1">Si la colonne est invalide (pleine ou inexistante), forcer le choix d’une autre colonne</text:span></text:p>
                </text:list-item>
                <text:list-item>
                  <text:p text:style-name="P7">Vérifier les 4 cas de victoire<text:tab/></text:p>
                </text:list-item>
                <text:list-item>
                  <text:p text:style-name="P7">Victoire d’un joueur ou égalité</text:p>
                </text:list-item>
              </text:list>
            </text:list-item>
            <text:list-item>
              <text:p text:style-name="P7">Annonce du vainqueur s’il y en a un</text:p>
            </text:list-item>
            <text:list-item>
              <text:p text:style-name="P7">Demander si l’on veut rejouer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10:28:03.982000000</meta:creation-date>
    <dc:date>2020-01-16T20:04:35.649000000</dc:date>
    <meta:editing-duration>PT1H30M15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6" meta:word-count="181" meta:character-count="881" meta:non-whitespace-character-count="727"/>
  </office:meta>
</office:document-meta>
</file>